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hitney" svg:font-family="Whitney, 'Helvetica Neue', Helvetica, Arial, sans-serif"/>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4aabf" officeooo:paragraph-rsid="0004aabf"/>
    </style:style>
    <style:style style:name="P3" style:family="paragraph" style:parent-style-name="Standard">
      <style:paragraph-properties fo:text-align="center" style:justify-single-word="false"/>
      <style:text-properties officeooo:rsid="0004aabf" officeooo:paragraph-rsid="0004aabf"/>
    </style:style>
    <style:style style:name="P4" style:family="paragraph" style:parent-style-name="Standard">
      <style:text-properties fo:font-style="italic" officeooo:rsid="0004aabf" officeooo:paragraph-rsid="0004aabf" style:font-style-asian="italic" style:font-style-complex="italic"/>
    </style:style>
    <style:style style:name="P5" style:family="paragraph" style:parent-style-name="Standard">
      <style:text-properties officeooo:rsid="00057c3c" officeooo:paragraph-rsid="00057c3c"/>
    </style:style>
    <style:style style:name="P6" style:family="paragraph" style:parent-style-name="Standard">
      <style:text-properties officeooo:rsid="00066dd8" officeooo:paragraph-rsid="00066dd8"/>
    </style:style>
    <style:style style:name="P7" style:family="paragraph" style:parent-style-name="Standard" style:list-style-name="L2">
      <style:text-properties officeooo:rsid="00066dd8" officeooo:paragraph-rsid="00066dd8"/>
    </style:style>
    <style:style style:name="P8" style:family="paragraph" style:parent-style-name="Standard">
      <style:text-properties officeooo:rsid="0007e027" officeooo:paragraph-rsid="0007e027"/>
    </style:style>
    <style:style style:name="P9" style:family="paragraph" style:parent-style-name="Standard">
      <style:text-properties officeooo:rsid="0007f955" officeooo:paragraph-rsid="0007f955"/>
    </style:style>
    <style:style style:name="P10" style:family="paragraph" style:parent-style-name="Standard" style:list-style-name="L1">
      <style:text-properties officeooo:rsid="0007f955" officeooo:paragraph-rsid="0007f955"/>
    </style:style>
    <style:style style:name="P11" style:family="paragraph" style:parent-style-name="Standard">
      <style:text-properties officeooo:rsid="00086531" officeooo:paragraph-rsid="00086531"/>
    </style:style>
    <style:style style:name="P12" style:family="paragraph" style:parent-style-name="Standard">
      <style:text-properties officeooo:rsid="0008bed4" officeooo:paragraph-rsid="0008bed4"/>
    </style:style>
    <style:style style:name="P13" style:family="paragraph" style:parent-style-name="Standard">
      <style:text-properties officeooo:rsid="00096996" officeooo:paragraph-rsid="00096996"/>
    </style:style>
    <style:style style:name="P14" style:family="paragraph" style:parent-style-name="Standard">
      <style:text-properties officeooo:rsid="000aaedf" officeooo:paragraph-rsid="000aaedf"/>
    </style:style>
    <style:style style:name="P15" style:family="paragraph" style:parent-style-name="Standard">
      <style:text-properties officeooo:rsid="000ab677" officeooo:paragraph-rsid="000ab677"/>
    </style:style>
    <style:style style:name="P16" style:family="paragraph" style:parent-style-name="Standard">
      <style:text-properties officeooo:rsid="000c84a1" officeooo:paragraph-rsid="000c84a1"/>
    </style:style>
    <style:style style:name="P17" style:family="paragraph" style:parent-style-name="Standard">
      <style:text-properties officeooo:rsid="000d1d92" officeooo:paragraph-rsid="000d1d92"/>
    </style:style>
    <style:style style:name="T1" style:family="text">
      <style:text-properties officeooo:rsid="00057c3c"/>
    </style:style>
    <style:style style:name="T2" style:family="text">
      <style:text-properties officeooo:rsid="00066dd8"/>
    </style:style>
    <style:style style:name="T3" style:family="text">
      <style:text-properties officeooo:rsid="0007e027"/>
    </style:style>
    <style:style style:name="T4" style:family="text">
      <style:text-properties officeooo:rsid="0007f955"/>
    </style:style>
    <style:style style:name="T5" style:family="text">
      <style:text-properties officeooo:rsid="00086531"/>
    </style:style>
    <style:style style:name="T6" style:family="text">
      <style:text-properties fo:font-weight="bold" style:font-weight-asian="bold" style:font-weight-complex="bold"/>
    </style:style>
    <style:style style:name="T7" style:family="text">
      <style:text-properties fo:font-weight="bold" officeooo:rsid="00086531" style:font-weight-asian="bold" style:font-weight-complex="bold"/>
    </style:style>
    <style:style style:name="T8" style:family="text">
      <style:text-properties fo:font-weight="bold" officeooo:rsid="00066dd8" style:font-weight-asian="bold" style:font-weight-complex="bold"/>
    </style:style>
    <style:style style:name="T9" style:family="text">
      <style:text-properties officeooo:rsid="0008bed4"/>
    </style:style>
    <style:style style:name="T10" style:family="text">
      <style:text-properties fo:font-style="italic" style:font-style-asian="italic" style:font-style-complex="italic"/>
    </style:style>
    <style:style style:name="T11" style:family="text">
      <style:text-properties officeooo:rsid="000ab677"/>
    </style:style>
    <style:style style:name="T12" style:family="text">
      <style:text-properties fo:font-size="10pt" style:font-size-asian="10pt" style:font-size-complex="10pt"/>
    </style:style>
    <style:style style:name="T13" style:family="text">
      <style:text-properties style:text-position="super 58%"/>
    </style:style>
    <style:style style:name="T14" style:family="text">
      <style:text-properties officeooo:rsid="000c84a1"/>
    </style:style>
    <style:style style:name="T15" style:family="text">
      <style:text-properties officeooo:rsid="000d1d92"/>
    </style:style>
    <style:style style:name="T16" style:family="text">
      <style:text-properties officeooo:rsid="000d3e1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uobocat</text:p>
      <text:p text:style-name="P3">by Sven Nilsen, 2021</text:p>
      <text:p text:style-name="P2"/>
      <text:p text:style-name="P4">In this paper I suggest a mental trick, based on an analysis of The Joker Type applied to overcome dark sides of human nature such as extreme racism, anti-vax, suicidal thinking, police violence and inaction on climate change.</text:p>
      <text:p text:style-name="P2"/>
      <text:p text:style-name="P2">In the paper “The Joker Type”<text:span text:style-name="T13"><text:reference-ref text:reference-format="text" text:ref-name="the joker type">[1]</text:reference-ref></text:span>, I introduced a subjective/biased path. This type <text:span text:style-name="T11">has </text:span>the mathematical property that <text:span text:style-name="T1">an “unbiased position” can be introduced externally.</text:span></text:p>
      <text:p text:style-name="P2"/>
      <text:p text:style-name="P5">In the study of the dark side of human nature, the “unbiased position” is a “<text:span text:style-name="T11">radical</text:span> middle”.<text:line-break/>This “<text:span text:style-name="T11">radical</text:span> middle” is “pushed out” of language until it becomes an “impossible thought”.</text:p>
      <text:p text:style-name="P5"/>
      <text:p text:style-name="P5">The “<text:span text:style-name="T11">radical</text:span> middle” is usually “increased risk of dying”, for the darkest sides of human nature.</text:p>
      <text:p text:style-name="P5"/>
      <text:p text:style-name="P5">With other words, the person who e.g. commits extreme racism, operates under a real threat of dying, or a significant increased risk of dying, which in the situation has become an “impossible thought”, something that is unthinkable, yet at the same time what a rational agent would focus on.</text:p>
      <text:p text:style-name="P5"/>
      <text:p text:style-name="P5">The “me” side of this Joker Type is:</text:p>
      <text:p text:style-name="P5"/>
      <text:p text:style-name="P5"><text:tab/>a reasonable action which requires giving up a tiny amount of control</text:p>
      <text:p text:style-name="P5"/>
      <text:p text:style-name="P5">The “other” side of this Joker Type is:</text:p>
      <text:p text:style-name="P5"/>
      <text:p text:style-name="P5"><text:tab/>Nuobocat</text:p>
      <text:p text:style-name="P5"/>
      <text:p text:style-name="Standard">This stands for “<text:span text:style-name="T6">n</text:span>egative <text:span text:style-name="T6">u</text:span>tility <text:span text:style-name="T6">o</text:span>n <text:span text:style-name="T6">b</text:span>ehalf <text:span text:style-name="T6">o</text:span>f <text:span text:style-name="T6">a</text:span> <text:span text:style-name="T6">p</text:span>erceived <text:span text:style-name="T6">i</text:span>maginary <text:span text:style-name="T6">u</text:span>niversal <text:span text:style-name="T6">c</text:span>ategory <text:span text:style-name="T6">o</text:span>f <text:span text:style-name="T6">c</text:span>ollapsed <text:span text:style-name="T6">c</text:span>oncrete <text:span text:style-name="T6">t</text:span>hinking <text:span text:style-name="T6">p</text:span>rojected <text:span text:style-name="T6">o</text:span>nto <text:span text:style-name="T6">c</text:span>onstructed <text:span text:style-name="T6">a</text:span>bstract <text:span text:style-name="T6">t</text:span>hinking”, <text:span text:style-name="T2">or</text:span></text:p>
      <text:p text:style-name="Standard"/>
      <text:p text:style-name="Standard"><text:tab/><text:span text:style-name="T8">nuoboapiucocctpocat</text:span></text:p>
      <text:p text:style-name="Standard"/>
      <text:p text:style-name="P6">Which is simply shorted down into “nuobocat”.</text:p>
      <text:p text:style-name="P6"/>
      <text:p text:style-name="P6">What happens to the person who e.g. commits extreme racism, is that there is a collapse of Seshatism<text:span text:style-name="T13"><text:reference-ref text:reference-format="text" text:ref-name="seshatism">[2]</text:reference-ref></text:span>, or concrete thinking, with a construction of Platonism<text:span text:style-name="T13"><text:reference-ref text:reference-format="text" text:ref-name="platonism">[3]</text:reference-ref></text:span>, or abstract thinking. The thought pattern converges into a singularity of the Platonic form of an infinite Möbius strip<text:span text:style-name="T13"><text:reference-ref text:reference-format="text" text:ref-name="möbius strip">[4]</text:reference-ref></text:span>, where one side is related to the opposite side by a simple involution, but also through an infinite distance.</text:p>
      <text:p text:style-name="P6"/>
      <text:list xml:id="list4058887907" text:style-name="L2">
        <text:list-item>
          <text:p text:style-name="P7">The simple involution is “give up a tiny amount of control”</text:p>
        </text:list-item>
        <text:list-item>
          <text:p text:style-name="P7">The infinite distance is “give up control”</text:p>
        </text:list-item>
      </text:list>
      <text:p text:style-name="P6"/>
      <text:p text:style-name="P6">The behavior is created by a logical fallacy, due to the collapse of concrete thinking, where the simple involution is thought to imply the infinite distance, which is due to the construction of abstract thinking. Since the person is biased by Platonism, the mattematical beauty of the pattern drives behaviour and a made-up <text:span text:style-name="T14">1-</text:span>avatar of Nuobocat is created to “explain” the person’s behavior.</text:p>
      <text:p text:style-name="P6"/>
      <text:p text:style-name="P6">The Nuobocat is the core of an Avatar Graph<text:span text:style-name="T13"><text:reference-ref text:reference-format="text" text:ref-name="avatar graphs">[5]</text:reference-ref></text:span> wh<text:span text:style-name="T3">ich is the “other” of the Joker Type.<text:line-break/>The 1-avatar</text:span><text:span text:style-name="T14">s</text:span><text:span text:style-name="T3"> of the Nuobocat determine the action of the person.</text:span></text:p>
      <text:p text:style-name="P8"><text:soft-page-break/>To solve a such situation, the mental trick is to introduce a new 1-avatar of the Nuobocat.</text:p>
      <text:p text:style-name="P8">Behavior in the dark sides of human nature, e.g. extreme racism, is caused by a trauma of anxiety, where the person is unable to give up control. No amount of evidence can convince the person.</text:p>
      <text:p text:style-name="P8"/>
      <text:p text:style-name="P8">The person is already in a situation with “increased risk of dying” as the “radical middle” that is “pushed out” of language until it becomes an “impossible thought”. In this non-thinking mode, it is impossible for the person to update beliefs. This is impossible <text:span text:style-name="T14">precisely because</text:span> the rational object for making decisions is unreachable.</text:p>
      <text:p text:style-name="P8"/>
      <text:p text:style-name="P8">The solution is therefore to exploit the mathematical pattern of The Joker Type, w<text:span text:style-name="T4">hich is to introduce a new 1-avatar of the Nuobocat. I will illustrate this using two examples:</text:span></text:p>
      <text:p text:style-name="P8"/>
      <text:p text:style-name="P9">Assume a situation where there are zero 1-avatars of the Nuobocat.</text:p>
      <text:p text:style-name="P9"/>
      <text:p text:style-name="P9"><text:span text:style-name="T15">For example, a</text:span>n anti-vaxer <text:span text:style-name="T15">under the COVID-19 pandemics,</text:span> has the following choices:</text:p>
      <text:p text:style-name="P9"/>
      <text:list xml:id="list837021425" text:style-name="L1">
        <text:list-item>
          <text:p text:style-name="P10">“<text:span text:style-name="T5">me”: </text:span>take your dose, but in return give up a tiny amount of control</text:p>
        </text:list-item>
        <text:list-item>
          <text:p text:style-name="P10">“<text:span text:style-name="T5">radical middle”: </text:span>increased risk of dying</text:p>
        </text:list-item>
      </text:list>
      <text:p text:style-name="P9"/>
      <text:p text:style-name="P9">The “increased risk of dying” is an “impossible thought” for an anti-vaxer. So, the only remaining choice is 1) which now seems irrational. For example, thinking “Why should I give up control?”.</text:p>
      <text:p text:style-name="P9"/>
      <text:p text:style-name="P9">The denial of the possibility of increased risk of dying, is the very mechanism that tricks the person into thinking of itself as rational, while in fact behaving irrationally.</text:p>
      <text:p text:style-name="P9"/>
      <text:p text:style-name="P9">Taking the dose is a “me” position. The anti-vaxer is denying this “me” and feeling it as an intrusion of the government <text:span text:style-name="T15">into</text:span> the<text:span text:style-name="T15"> </text:span>identity of the person.</text:p>
      <text:p text:style-name="P9"/>
      <text:p text:style-name="P9">Now that the person has set itself up for The Joker Type, one can introduce a 1-avatar of the Nuobocat which causes the person to take the dose: Simply say that the dose will be sent to somewhere else to save somebody else’s life.</text:p>
      <text:p text:style-name="P9"/>
      <text:p text:style-name="P9">The anti-vaxer will respond to a such situation <text:span text:style-name="T5">in the following way:</text:span></text:p>
      <text:p text:style-name="P9"/>
      <text:p text:style-name="P9">“<text:span text:style-name="T5">I do not want to give up control. However, if I take the dose, then I can </text:span><text:span text:style-name="T7">take control</text:span><text:span text:style-name="T5"> away from someone else. It is better that I have the dose than it belongs to somebody else.”</text:span></text:p>
      <text:p text:style-name="P9"/>
      <text:p text:style-name="P11">It does not matter whether this imaginary or real. The person is not rational anyway:</text:p>
      <text:p text:style-name="P11"/>
      <text:p text:style-name="P11"><text:tab/>3. “other”: take away the opportunity for somebody else to get the dose</text:p>
      <text:p text:style-name="P11"/>
      <text:p text:style-name="P11">Notice that 3) determines the action of the person. The “radical middle” is unthinkable, so it can not be a decisive factor. Precisely because it is unthinkable, the person uses 1-avatars of the Nuobocat to make decisions.</text:p>
      <text:p text:style-name="P11"/>
      <text:p text:style-name="P11">In the case of the anti-vaxer, the 1-avatar is used to avoid increasing the risk of dying.</text:p>
      <text:p text:style-name="P11"/>
      <text:p text:style-name="P11">However, the opposite can also happen.</text:p>
      <text:p text:style-name="P11"/>
      <text:p text:style-name="P11">For example, a white police officer in the US might be tempted to commit violence against a black person. The officer is under stress and this causes a collapse of concrete thinking. At the same time, <text:soft-page-break/>an “imaginary universal category” is constructed of black people as a threat. <text:span text:style-name="T9">The officer wants to hurt this “abstract black people” idea and commiting violence seems the only option.</text:span></text:p>
      <text:p text:style-name="P12">The “impossible thought” for the police officer is that by commiting violence, it is a high risk of dying. The black person might have studied martial arts, or have a gun, or have a knife, or suing the police officer for large amounts of money, or getting revenge by other means. It is extremely dangerous for police officers to attack <text:span text:style-name="T15">anyone, even </text:span>civilians without provocation.</text:p>
      <text:p text:style-name="P12"/>
      <text:p text:style-name="P12">Imagine that you are driving a car. If the chance of dying was 10% when you set yourself in the car, then this risk would be unacceptable. Likewise, a white police officer which has e.g. a 10% chance of dying by committing violence to black person, is extremely irrational. However, due to the “pushing out” of the “<text:span text:style-name="T15">radical</text:span> middle”, this position becomes unthinkable for the officer.</text:p>
      <text:p text:style-name="P12"/>
      <text:p text:style-name="P12">Now, the problem is that there already is a 1-avatar of Nuobocat in place. In the previous example of the anti-vaxer, there were zero 1-avatars, so the problem was solved using the first 1-avatar.</text:p>
      <text:p text:style-name="P12"/>
      <text:p text:style-name="P12">In this example with the police officer, one must introduce another 1-avatar. The officer can use a simple mind trick, which is to think e.g. “If I don’t commit violence, a black person in heaven will be sent to hell”.</text:p>
      <text:p text:style-name="P12"/>
      <text:p text:style-name="P12">This sounds like a joke, but remember, the person is already in an irrational mode of thinking. It does not matter whether the 1-avatar of Nuobocat is real or imaginary. Therefore, thinking of a joke is just as good as making up a real option.</text:p>
      <text:p text:style-name="P12"/>
      <text:p text:style-name="P13">In the case of inaction of climate change<text:span text:style-name="T13"><text:reference-ref text:reference-format="text" text:ref-name="climate change">[6]</text:reference-ref></text:span>, the people in developed countries uses developing or least developed countries as the “other”. <text:span text:style-name="T15">They do this without even considering themselves e.g. racist. </text:span>The point is: People do not think rationally. Climate change is going to <text:span text:style-name="T10">kill them</text:span>, but this is an “impossible thought” and therefore they set themselves up for the Joker Type and the Nuobocat as the “other”. By giving up a tiny amount of control, people could transition to sustainable energy <text:span text:style-name="T16">faster</text:span>, but since giving “a tiny amount of control” is confused with “giving up control”, they will not. They use the excuse that climate change is going to impact the “other” as an excuse to not make any action. The reality is that both the “other” and “me” will end up dead, without any action.</text:p>
      <text:p text:style-name="P13"/>
      <text:p text:style-name="P13">The solution is to think like this “<text:span text:style-name="T16">I</text:span>f I take action, then it will be the people in the alternative timeline which did not take action that will suffer. By taking action, I will ensure that I end up in the timeline where climate change does not lead to a total catastrophe. Instead I bring the catastrophe to the other timeline. I am <text:span text:style-name="T16">in </text:span>control and the people in the alternative timeline <text:span text:style-name="T16">are</text:span> less in control.”</text:p>
      <text:p text:style-name="P13"/>
      <text:p text:style-name="P13">The idea is that the <text:span text:style-name="T6">taking control</text:span> must happen at the expense of someone else, even if that “someone else” is just imaginary. The person views the “taking control” as an improvement of the situation and although the decisions process used here is irrational, it can still be exploited to make rational decisions.</text:p>
      <text:p text:style-name="P13"/>
      <text:p text:style-name="P14">When a person has suicidal thoughts, the same “increased risk of dying” is “pushed out” of language and becomes the “radical middle”. The risk of dying is not thought of as a risk, but as an intentional action to “harm” an abstract “universal category”, e.g. a group of people, even if the person would never wish to harm any individual in the group. <text:span text:style-name="T16">T</text:span>his “universal category” and the sense of “harm” to it, is made-up. The person is irrational, under stress and risk of dying. To give up a tiny amount of control, e.g. to seek professional help, seems “infinitely separated”. One trick is to think e.g. “I <text:span text:style-name="T11">want to order an appointment with the doctor to take that time from someone else</text:span>”.</text:p>
      <text:p text:style-name="P13"/>
      <text:p text:style-name="P14">The name “Nuobocat” was chosen because people like cats.<text:line-break/>Thinking about cats helps when talking about this dark side of human nature.</text:p>
      <text:h text:style-name="P1" text:outline-level="3">References:</text:h>
      <text:p text:style-name="P15"/>
      <text:p text:style-name="P15"><text:reference-mark-start text:name="the joker type"/>[1]<text:reference-mark-end text:name="the joker type"/><text:tab/>“The Joker Type”</text:p>
      <text:p text:style-name="P15"><text:tab/>Sven Nilsen, 2021</text:p>
      <text:p text:style-name="P15"><text:tab/><text:a xlink:type="simple" xlink:href="https://github.com/advancedresearch/path_semantics/blob/master/papers-wip2/the-joker-type.pdf" text:style-name="Internet_20_link" text:visited-style-name="Visited_20_Internet_20_Link"><text:span text:style-name="T12">https://github.com/advancedresearch/path_semantics/blob/master/papers-wip2/the-joker-type.pdf</text:span></text:a></text:p>
      <text:p text:style-name="P15"/>
      <text:p text:style-name="P16"><text:reference-mark-start text:name="seshatism"/>[2]<text:reference-mark-end text:name="seshatism"/><text:tab/>“Seshatism”</text:p>
      <text:p text:style-name="P16"><text:tab/>Sven Nilsen, 2021</text:p>
      <text:p text:style-name="P16"><text:tab/><text:a xlink:type="simple" xlink:href="https://github.com/advancedresearch/path_semantics/blob/master/papers-wip2/seshatism.pdf" text:style-name="Internet_20_link" text:visited-style-name="Visited_20_Internet_20_Link"><text:span text:style-name="T12">https://github.com/advancedresearch/path_semantics/blob/master/papers-wip2/seshatism.pdf</text:span></text:a></text:p>
      <text:p text:style-name="P16"/>
      <text:p text:style-name="P16"><text:reference-mark-start text:name="platonism"/>[3]<text:reference-mark-end text:name="platonism"/><text:tab/>“Platonism”</text:p>
      <text:p text:style-name="P16"><text:tab/>Wikipedia</text:p>
      <text:p text:style-name="P16"><text:tab/><text:a xlink:type="simple" xlink:href="https://en.wikipedia.org/wiki/Platonism" text:style-name="Internet_20_link" text:visited-style-name="Visited_20_Internet_20_Link"><text:span text:style-name="T12">https://en.wikipedia.org/wiki/Platonism</text:span></text:a></text:p>
      <text:p text:style-name="P16"/>
      <text:p text:style-name="P16"><text:reference-mark-start text:name="möbius strip"/>[4]<text:reference-mark-end text:name="möbius strip"/><text:tab/>“Möbius strip”</text:p>
      <text:p text:style-name="P16"><text:tab/>Wikipedia</text:p>
      <text:p text:style-name="P16"><text:tab/><text:a xlink:type="simple" xlink:href="https://en.wikipedia.org/wiki/Möbius_strip" text:style-name="Internet_20_link" text:visited-style-name="Visited_20_Internet_20_Link"><text:span text:style-name="T12">https://en.wikipedia.org/wiki/M%C3%B6bius_strip</text:span></text:a></text:p>
      <text:p text:style-name="P16"/>
      <text:p text:style-name="P16"><text:reference-mark-start text:name="avatar graphs"/>[5]<text:reference-mark-end text:name="avatar graphs"/><text:tab/>“Avatar Graphs”</text:p>
      <text:p text:style-name="P16"><text:tab/>Sven Nilsen, 2020-2021</text:p>
      <text:p text:style-name="P16"><text:tab/><text:a xlink:type="simple" xlink:href="https://github.com/advancedresearch/path_semantics/blob/master/papers-wip/avatar-graphs.pdf" text:style-name="Internet_20_link" text:visited-style-name="Visited_20_Internet_20_Link"><text:span text:style-name="T12">https://github.com/advancedresearch/path_semantics/blob/master/papers-wip/avatar-graphs.pdf</text:span></text:a></text:p>
      <text:p text:style-name="P16"/>
      <text:p text:style-name="P17"><text:reference-mark-start text:name="climate change"/>[6]<text:reference-mark-end text:name="climate change"/><text:tab/>“Climate change”</text:p>
      <text:p text:style-name="P17"><text:tab/>Wikipedia</text:p>
      <text:p text:style-name="P17"><text:tab/><text:a xlink:type="simple" xlink:href="https://en.wikipedia.org/wiki/Climate_change" text:style-name="Internet_20_link" text:visited-style-name="Visited_20_Internet_20_Link"><text:span text:style-name="T12">https://en.wikipedia.org/wiki/Climate_change</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9T13:26:47.624322660</meta:creation-date>
    <dc:date>2021-12-09T15:39:11.013901067</dc:date>
    <meta:editing-duration>PT4M11S</meta:editing-duration>
    <meta:editing-cycles>1</meta:editing-cycles>
    <meta:document-statistic meta:table-count="0" meta:image-count="0" meta:object-count="0" meta:page-count="4" meta:paragraph-count="68" meta:word-count="1612" meta:character-count="9752" meta:non-whitespace-character-count="8196"/>
    <meta:generator>LibreOffice/7.2.2.2$MacOSX_X86_64 LibreOffice_project/02b2acce88a210515b4a5bb2e46cbfb63fe97d56</meta:generator>
  </office:meta>
</office:document-meta>
</file>